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8800000122BC2B526B3A3A0073.png" manifest:media-type="image/png"/>
  <manifest:file-entry manifest:full-path="Pictures/10000001000001A000000082C8669E2BF48DB371.png" manifest:media-type="image/png"/>
  <manifest:file-entry manifest:full-path="Pictures/10000001000001DA0000009F3238993087506910.png" manifest:media-type="image/png"/>
  <manifest:file-entry manifest:full-path="Pictures/100000010000015A0000012C40559122841CC0A9.png" manifest:media-type="image/png"/>
  <manifest:file-entry manifest:full-path="Pictures/10000001000001C3000000C675AD2025B0C5DCEC.png" manifest:media-type="image/png"/>
  <manifest:file-entry manifest:full-path="Pictures/100000010000016A0000016AC55BFFD7F2602E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a628" officeooo:paragraph-rsid="0009a628"/>
    </style:style>
    <style:style style:name="P2" style:family="paragraph" style:parent-style-name="Standard">
      <style:text-properties officeooo:rsid="000b68d9" officeooo:paragraph-rsid="000b68d9"/>
    </style:style>
    <style:style style:name="P3" style:family="paragraph" style:parent-style-name="Standard">
      <style:text-properties officeooo:rsid="000c56cd" officeooo:paragraph-rsid="000c56cd"/>
    </style:style>
    <style:style style:name="P4" style:family="paragraph" style:parent-style-name="Standard">
      <style:text-properties officeooo:rsid="000c56cd" officeooo:paragraph-rsid="000c56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1</text:p>
      <text:p text:style-name="P1"><draw:frame draw:style-name="fr1" draw:name="Image1" text:anchor-type="char" svg:x="1.7291in" svg:y="0.0752in" svg:width="3.4665in" svg:height="1.0835in" draw:z-index="0"><draw:image xlink:href="Pictures/10000001000001A000000082C8669E2BF48DB37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1.6791in" svg:y="0.15in" svg:width="3.2665in" svg:height="2.4165in" draw:z-index="1"><draw:image xlink:href="Pictures/100000010000018800000122BC2B526B3A3A00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ART 2</text:p>
      <text:p text:style-name="P2"/>
      <text:p text:style-name="P2"><draw:frame draw:style-name="fr1" draw:name="Image3" text:anchor-type="char" svg:x="1.4874in" svg:y="0.1252in" svg:width="3.95in" svg:height="1.3252in" draw:z-index="2"><draw:image xlink:href="Pictures/10000001000001DA0000009F323899308750691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char" svg:x="1.5043in" svg:y="0.0665in" svg:width="2.8835in" svg:height="2.5in" draw:z-index="3"><draw:image xlink:href="Pictures/100000010000015A0000012C40559122841CC0A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ART 3</text:p>
      <text:p text:style-name="P3"/>
      <text:p text:style-name="P3"><draw:frame draw:style-name="fr1" draw:name="Image5" text:anchor-type="char" svg:x="1.5835in" svg:y="0.0335in" svg:width="3.7583in" svg:height="1.65in" draw:z-index="4"><draw:image xlink:href="Pictures/10000001000001C3000000C675AD2025B0C5DCE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1.6957in" svg:y="0in" svg:width="3.0165in" svg:height="3.0165in" draw:z-index="5"><draw:image xlink:href="Pictures/100000010000016A0000016AC55BFFD7F2602E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30T22:59:39.101000000</meta:creation-date>
    <dc:date>2021-12-01T19:55:40.884000000</dc:date>
    <meta:editing-duration>PT36M26S</meta:editing-duration>
    <meta:editing-cycles>2</meta:editing-cycles>
    <meta:generator>LibreOffice/7.2.1.2$Windows_X86_64 LibreOffice_project/87b77fad49947c1441b67c559c339af8f3517e22</meta:generator>
    <meta:document-statistic meta:table-count="0" meta:image-count="6" meta:object-count="0" meta:page-count="2" meta:paragraph-count="3" meta:word-count="6" meta:character-count="18" meta:non-whitespace-character-count="15"/>
  </office:meta>
</office:document-meta>
</file>